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master-page-name="Standard">
      <style:paragraph-properties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_GoBack"/>Project 1 game ideas:</text:p>
      <text:p text:style-name="Standard"/>
      <text:p text:style-name="Standard">Premise: Learning game like Math Blasters from the past, basically the player solves equations to progress through the level fighting “boss like” encounters that toss equations at them and they have to solve them within a time limit in order to defeat the boss. If the answer is wrong the player loses “health” if correct the boss loses “health” until one reaches 0. (optional: Can add “difficult” variant to each fight for “Critical hit”). </text:p>
      <text:p text:style-name="Standard">(optional: possible animation of player character (PC) attacks on boss if correct and boss attacks on PC if incorrect);</text:p>
      <text:p text:style-name="Standard">(optional: can have the PC choose which boss to fight next from a central hub in which they can go back to to heal/spend resources for “powerups” (like a skip question or double damage) can control via arrows or wasd)</text:p>
      <text:p text:style-name="Standard">Equations per boss would vary and time limit would be set upon that variable so that it is reasonable. </text:p>
      <text:p text:style-name="Standard">Each boss would represent a math equation such as addition subtraction multiplication etc. and have a variable amount of questions tossed out but maintain a minimum. Can also set frequency of critical hit equations per boss using objects for each boss and setting their crit “value” along with min health which would be tied to equations.</text:p>
      <text:p text:style-name="Standard">Win condition would be that the PC defeats all the math bosses without dying. (perhaps give the player a few attempts if too difficult, will have to balance)</text:p>
      <text:p text:style-name="Standard">For now 4 bosses seems to be enough, can dive deeper if it gets to be too long. <text:s/></text:p>
      <text:p text:style-name="Standard">TLD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riel Romero</meta:initial-creator>
    <dc:creator>Gabriel Romero</dc:creator>
    <meta:editing-cycles>1</meta:editing-cycles>
    <meta:creation-date>2020-03-28T20:40:00</meta:creation-date>
    <dc:date>2020-03-31T01:46:00</dc:date>
    <meta:editing-duration>PT16H16M</meta:editing-duration>
    <meta:generator>LibreOffice/6.0.7.3$Linux_X86_64 LibreOffice_project/00m0$Build-3</meta:generator>
    <meta:document-statistic meta:table-count="0" meta:image-count="0" meta:object-count="0" meta:page-count="1" meta:paragraph-count="9" meta:word-count="259" meta:character-count="1482" meta:non-whitespace-character-count="122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